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ext-properties fo:color="#0000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5.67972222222222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8.07861111111111cm"/>
    </style:style>
    <style:style style:name="co4" style:family="table-column">
      <style:table-column-properties fo:break-before="auto" style:column-width="2.04611111111111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5.69736111111111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5.67972222222222cm" style:use-optimal-column-width="true"/>
    </style:style>
    <style:style style:name="co11" style:family="table-column">
      <style:table-column-properties fo:break-before="auto" style:column-width="8.55486111111111cm"/>
    </style:style>
    <style:style style:name="co12" style:family="table-column">
      <style:table-column-properties fo:break-before="auto" style:column-width="2.15194444444444cm" style:use-optimal-column-width="true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8.62541666666667cm"/>
    </style:style>
    <style:style style:name="co15" style:family="table-column">
      <style:table-column-properties fo:break-before="auto" style:column-width="8.09625cm"/>
    </style:style>
    <style:style style:name="co16" style:family="table-column">
      <style:table-column-properties fo:break-before="auto" style:column-width="2.27541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50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5pt" style:use-optimal-row-height="true" fo:break-before="auto"/>
    </style:style>
    <style:style style:name="ro7" style:family="table-row">
      <style:table-row-properties style:row-height="237.5pt" style:use-optimal-row-height="true" fo:break-before="auto"/>
    </style:style>
    <style:style style:name="ro8" style:family="table-row">
      <style:table-row-properties style:row-height="26pt" style:use-optimal-row-height="true" fo:break-before="auto"/>
    </style:style>
    <style:style style:name="ro9" style:family="table-row">
      <style:table-row-properties style:row-height="87.5pt" style:use-optimal-row-height="true" fo:break-before="auto"/>
    </style:style>
    <style:style style:name="ro10" style:family="table-row">
      <style:table-row-properties style:row-height="62.5pt" style:use-optimal-row-height="true" fo:break-before="auto"/>
    </style:style>
    <style:style style:name="ro11" style:family="table-row">
      <style:table-row-properties style:row-height="14.5pt" style:use-optimal-row-height="false" fo:break-before="auto"/>
    </style:style>
    <style:style style:name="ro12" style:family="table-row">
      <style:table-row-properties style:row-height="51pt" style:use-optimal-row-height="true" fo:break-before="auto"/>
    </style:style>
    <style:style style:name="ro13" style:family="table-row">
      <style:table-row-properties style:row-height="37.5pt" style:use-optimal-row-height="tru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00pt" style:use-optimal-row-height="true" fo:break-before="auto"/>
    </style:style>
    <style:style style:name="ro16" style:family="table-row">
      <style:table-row-properties style:row-height="9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F2F2F2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_ALU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46">
            <text:p>TS_ALUN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Nome da Variável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riáveis Categóricas</text:p>
          </table:table-cell>
          <table:table-cell office:value-type="string" table:style-name="ce2">
            <text:p>Tamanho</text:p>
          </table:table-cell>
          <table:table-cell office:value-type="string" table:style-name="ce2">
            <text:p>Tipo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U_ANO_AVALIACAO</text:p>
          </table:table-cell>
          <table:table-cell office:value-type="string" table:style-name="ce5">
            <text:p>Ano de aplicação da avaliação estadual</text:p>
          </table:table-cell>
          <table:table-cell table:style-name="ce5"/>
          <table:table-cell office:value-type="float" office:value="4" table:style-name="ce4">
            <text:p>4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_UF</text:p>
          </table:table-cell>
          <table:table-cell office:value-type="string" table:style-name="ce5">
            <text:p>Código da Unidade da Federação</text:p>
          </table:table-cell>
          <table:table-cell table:style-name="ce25"/>
          <table:table-cell office:value-type="float" office:value="2" table:style-name="ce4">
            <text:p>2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G_UF</text:p>
          </table:table-cell>
          <table:table-cell office:value-type="string" table:style-name="ce5">
            <text:p>Sigla da Unidade da Federação</text:p>
          </table:table-cell>
          <table:table-cell table:style-name="ce25"/>
          <table:table-cell office:value-type="float" office:value="2" table:style-name="ce4">
            <text:p>2</text:p>
          </table:table-cell>
          <table:table-cell office:value-type="string" table:style-name="ce4">
            <text:p>Alfa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ID_ALUNO</text:p>
          </table:table-cell>
          <table:table-cell office:value-type="string" table:style-name="ce26">
            <text:p>Identificador do Aluno</text:p>
          </table:table-cell>
          <table:table-cell table:style-name="ce26"/>
          <table:table-cell office:value-type="float" office:value="8" table:style-name="ce25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P_SERIE</text:p>
          </table:table-cell>
          <table:table-cell office:value-type="string" table:style-name="ce5">
            <text:p>Ano Escolar</text:p>
          </table:table-cell>
          <table:table-cell office:value-type="string" table:style-name="ce9">
            <text:p>2 - 2º ano do Ensino Fundamenta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D_ESCOLA</text:p>
          </table:table-cell>
          <table:table-cell office:value-type="string" table:style-name="ce5">
            <text:p>Máscara do Códigoo da Escola (códigos fictícios)</text:p>
          </table:table-cell>
          <table:table-cell table:style-name="ce9"/>
          <table:table-cell office:value-type="float" office:value="8" table:style-name="ce4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3">
          <table:table-cell office:value-type="string" table:style-name="ce34">
            <text:p>TP_DEPENDENCIA</text:p>
          </table:table-cell>
          <table:table-cell office:value-type="string" table:style-name="ce36">
            <text:p>Dependência Administrativa da Escola</text:p>
          </table:table-cell>
          <table:table-cell office:value-type="string" table:style-name="ce5">
            <text:p>1 - Federal;</text:p>
            <text:p>2 - Estadual;</text:p>
            <text:p>3 - Municipal;</text:p>
            <text:p>4 - Privada.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4">
            <text:p>CO_MUNICIPIO</text:p>
          </table:table-cell>
          <table:table-cell office:value-type="string" table:style-name="ce36">
            <text:p>Código do Município onde está localizada a escola.</text:p>
          </table:table-cell>
          <table:table-cell table:style-name="ce9"/>
          <table:table-cell office:value-type="float" office:value="7" table:style-name="ce21">
            <text:p>7</text:p>
          </table:table-cell>
          <table:table-cell office:value-type="string" table:style-name="ce21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34">
            <text:p>NO_MUNICIPIO</text:p>
          </table:table-cell>
          <table:table-cell office:value-type="string" table:style-name="ce36">
            <text:p>Nome do Município onde está localizada a escola.</text:p>
          </table:table-cell>
          <table:table-cell table:style-name="ce9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48">
            <text:p>IN_PRESENCA_LP</text:p>
          </table:table-cell>
          <table:table-cell office:value-type="string" table:number-columns-spanned="1" table:number-rows-spanned="2" table:style-name="ce49">
            <text:p>Indicador de presença na prova de Língua Portuguesa (LP). Cada UF seguirá a regra prevista para considerar um aluno presente na avaliação estadual.</text:p>
          </table:table-cell>
          <table:table-cell office:value-type="string" table:style-name="ce5">
            <text:p>0 - Ausente</text:p>
          </table:table-cell>
          <table:table-cell office:value-type="float" office:value="1" table:number-columns-spanned="1" table:number-rows-spanned="2" table:style-name="ce47">
            <text:p>1</text:p>
          </table:table-cell>
          <table:table-cell office:value-type="string" table:number-columns-spanned="1" table:number-rows-spanned="2" table:style-name="ce47">
            <text:p>Numérica</text:p>
          </table:table-cell>
          <table:table-cell table:number-columns-repeated="16379"/>
        </table:table-row>
        <table:table-row table:style-name="ro5">
          <table:covered-table-cell/>
          <table:covered-table-cell/>
          <table:table-cell office:value-type="string" table:style-name="ce5">
            <text:p>1 - Presente</text:p>
          </table:table-cell>
          <table:covered-table-cell/>
          <table:covered-table-cell/>
          <table:table-cell table:number-columns-repeated="16379"/>
        </table:table-row>
        <table:table-row table:style-name="ro3">
          <table:table-cell office:value-type="string" table:style-name="ce22">
            <text:p>IN_PREENCHIMENTO_LP</text:p>
          </table:table-cell>
          <table:table-cell office:value-type="string" table:style-name="ce12">
            <text:p>Indicador de preenchimento da prova de Língua Portuguesa (LP). Cada UF seguirá a regra prevista para considerar a prova preenchida na avaliação estadual.</text:p>
          </table:table-cell>
          <table:table-cell office:value-type="string" table:style-name="ce5">
            <text:p>0 - Prova não preenchida;</text:p>
            <text:p>1 - Prova preenchida</text:p>
          </table:table-cell>
          <table:table-cell office:value-type="float" office:value="1" table:style-name="ce4">
            <text:p>1</text:p>
          </table:table-cell>
          <table:table-cell office:value-type="string" table:style-name="ce21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4">
            <text:p>CO_CADERNO_LP</text:p>
          </table:table-cell>
          <table:table-cell office:value-type="string" table:style-name="ce12">
            <text:p>Código do Caderno atribuído ao aluno na prova de Língua Portuguesa (LP).</text:p>
          </table:table-cell>
          <table:table-cell table:style-name="ce26"/>
          <table:table-cell office:value-type="float" office:value="2" table:style-name="ce25">
            <text:p>2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VL_PESO_ALUNO_LP</text:p>
          </table:table-cell>
          <table:table-cell office:value-type="string" table:style-name="ce5">
            <text:p>Peso do aluno na prova de Língua Portuguesa</text:p>
          </table:table-cell>
          <table:table-cell table:style-name="ce5"/>
          <table:table-cell office:value-type="float" office:value="12" table:style-name="ce25">
            <text:p>12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4">
            <text:p>VL_PROFICIENCIA_LP</text:p>
          </table:table-cell>
          <table:table-cell office:value-type="string" table:style-name="ce12">
            <text:p>Proficiência do aluno em Língua Portuguesa (LP) calculada na escala equalizada com o SAEB.</text:p>
          </table:table-cell>
          <table:table-cell table:style-name="ce5"/>
          <table:table-cell office:value-type="float" office:value="12" table:style-name="ce25">
            <text:p>12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7">
          <table:table-cell office:value-type="string" table:style-name="ce24">
            <text:p>IN_ALFABETIZADO</text:p>
          </table:table-cell>
          <table:table-cell office:value-type="string" table:style-name="ce12">
            <text:p>Indica se o aluno, mediante o resultado da avaliação estadual, é considerado alfabetizado. Será considerado alfabetizado o aluno que atingir a proficiência maior ou igual a 743, na escala do SAEB para o 2º ano do ensino fundamental, na prova de Língua Portuguesa (LP). Nesse ponto da escala, os aluno serão capazes de:</text:p>
            <text:p>- Ler palavras, frases e textos curtos;</text:p>
            <text:p>- Localizar informações explícitas em textos curtos (até seis linhas), como em bilhete, crônica e fragmento de conto infantil;</text:p>
            <text:p>- Inferir informações em textos que articulam linguagem verbal e não verbal, como em tirinhas e cartazes;</text:p>
            <text:p>- Escrever ortograficamente palavras com regularidades diretas entre fonemas e letras;</text:p>
            <text:p>- Escrever textos que circulam na vida cotidiana, ainda que com desvios ortográficos ou de segmentação.</text:p>
          </table:table-cell>
          <table:table-cell office:value-type="string" table:style-name="ce12">
            <text:p>0 - Não;</text:p>
            <text:p>1 - Sim.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TS_MUNICIPIO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46">
            <text:p>TS_MUNICIPIO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style-name="ce2">
            <text:p>Variável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riáveis Categóricas</text:p>
          </table:table-cell>
          <table:table-cell office:value-type="string" table:style-name="ce2">
            <text:p>Tamanho</text:p>
          </table:table-cell>
          <table:table-cell office:value-type="string" table:style-name="ce2">
            <text:p>Tipo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NU_ANO_AVALIACAO</text:p>
          </table:table-cell>
          <table:table-cell office:value-type="string" table:style-name="ce5">
            <text:p>Ano de aplicação da avaliação estadual</text:p>
          </table:table-cell>
          <table:table-cell table:style-name="ce5"/>
          <table:table-cell office:value-type="float" office:value="4" table:style-name="ce4">
            <text:p>4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45">
            <text:p>CO_UF</text:p>
          </table:table-cell>
          <table:table-cell office:value-type="string" table:style-name="ce33">
            <text:p>Código da Unidade da Federação</text:p>
          </table:table-cell>
          <table:table-cell table:style-name="ce26"/>
          <table:table-cell office:value-type="float" office:value="2" table:style-name="ce21">
            <text:p>2</text:p>
          </table:table-cell>
          <table:table-cell office:value-type="string" table:style-name="ce21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45">
            <text:p>SG_UF</text:p>
          </table:table-cell>
          <table:table-cell office:value-type="string" table:style-name="ce33">
            <text:p>Sigla da Unidade da Federação</text:p>
          </table:table-cell>
          <table:table-cell table:style-name="ce26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_MUNICIPIO</text:p>
          </table:table-cell>
          <table:table-cell office:value-type="string" table:style-name="ce26">
            <text:p>Código do Município</text:p>
          </table:table-cell>
          <table:table-cell table:style-name="ce26"/>
          <table:table-cell office:value-type="float" office:value="7" table:style-name="ce25">
            <text:p>7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_MUNICIPIO</text:p>
          </table:table-cell>
          <table:table-cell office:value-type="string" table:style-name="ce26">
            <text:p>Nome do Município</text:p>
          </table:table-cell>
          <table:table-cell table:style-name="ce35"/>
          <table:table-cell office:value-type="float" office:value="150" table:style-name="ce37">
            <text:p>150</text:p>
          </table:table-cell>
          <table:table-cell office:value-type="string" table:style-name="ce37">
            <text:p>Alfanumérica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TP_SERIE</text:p>
          </table:table-cell>
          <table:table-cell office:value-type="string" table:style-name="ce8">
            <text:p>Ano Escolar</text:p>
          </table:table-cell>
          <table:table-cell office:value-type="string" table:style-name="ce10">
            <text:p>2 - 2º ano do Ensino Fundamental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mérica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ID_TIPO_REDE</text:p>
          </table:table-cell>
          <table:table-cell office:value-type="string" table:style-name="ce12">
            <text:p>Rede de ensino avaliada para construção do resultado</text:p>
          </table:table-cell>
          <table:table-cell office:value-type="string" table:style-name="ce12">
            <text:p>0 - Total <text:s/>(Federal, Estadual, Municipal e Privada);</text:p>
            <text:p>1 - Federal;</text:p>
            <text:p>2 - Estadual;</text:p>
            <text:p>3 - Municipal;</text:p>
            <text:p>4 - Privada;</text:p>
            <text:p>5 - Pública (Estadual e Municipal);</text:p>
            <text:p>6 - Pública (Federal, Estadual e Municipal).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PC_ALUNO_ALFABETIZADO</text:p>
          </table:table-cell>
          <table:table-cell office:value-type="string" table:style-name="ce12">
            <text:p>Percentual dos alunos avalados no município que foram considerados, mediante o resultado da avaliação estadual, como alfabetizados. Será considerado alfabetizado o aluno que atingir a proficiência maior ou igual a 743, na escala do SAEB para o 2º ano do ensino fundamental, na prova de Língua Portuguesa (LP).<text:s/></text:p>
          </table:table-cell>
          <table:table-cell table:style-name="ce26"/>
          <table:table-cell office:value-type="float" office:value="5" table:style-name="ce25">
            <text:p>5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10">
          <table:table-cell office:value-type="string" table:style-name="ce24">
            <text:p>VL_MEDIA_LP</text:p>
          </table:table-cell>
          <table:table-cell office:value-type="string" table:style-name="ce12">
            <text:p>Média ponderada do município na avaliação estadual na disciplina Língua Portuguesa (LP) equalizada com o SAEB. Os pesos dos alunos deverão ser utilizados para o cálculo da média.</text:p>
          </table:table-cell>
          <table:table-cell table:style-name="ce26"/>
          <table:table-cell office:value-type="float" office:value="8" table:style-name="ce25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TS_ITEM" table:style-name="ta1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46">
            <text:p>TS_ITEM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style-name="ce2">
            <text:p>Variável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riáveis Categóricas</text:p>
          </table:table-cell>
          <table:table-cell office:value-type="string" table:style-name="ce2">
            <text:p>Tamanho</text:p>
          </table:table-cell>
          <table:table-cell office:value-type="string" table:style-name="ce2">
            <text:p>Tipo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U_ANO_AVALIACAO</text:p>
          </table:table-cell>
          <table:table-cell office:value-type="string" table:style-name="ce5">
            <text:p>Ano de aplicação da avaliação estadual</text:p>
          </table:table-cell>
          <table:table-cell table:style-name="ce5"/>
          <table:table-cell office:value-type="float" office:value="4" table:style-name="ce4">
            <text:p>4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11">
          <table:table-cell office:value-type="string" table:style-name="ce45">
            <text:p>CO_UF</text:p>
          </table:table-cell>
          <table:table-cell office:value-type="string" table:style-name="ce33">
            <text:p>Código da Unidade da Federação</text:p>
          </table:table-cell>
          <table:table-cell table:style-name="ce26"/>
          <table:table-cell office:value-type="float" office:value="2" table:style-name="ce21">
            <text:p>2</text:p>
          </table:table-cell>
          <table:table-cell office:value-type="string" table:style-name="ce21">
            <text:p>Numérica</text:p>
          </table:table-cell>
          <table:table-cell table:number-columns-repeated="16379"/>
        </table:table-row>
        <table:table-row table:style-name="ro11">
          <table:table-cell office:value-type="string" table:style-name="ce45">
            <text:p>SG_UF</text:p>
          </table:table-cell>
          <table:table-cell office:value-type="string" table:style-name="ce33">
            <text:p>Sigla da Unidade da Federação</text:p>
          </table:table-cell>
          <table:table-cell table:style-name="ce26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_BLOCO</text:p>
          </table:table-cell>
          <table:table-cell office:value-type="string" table:style-name="ce26">
            <text:p>Código do Bloco</text:p>
          </table:table-cell>
          <table:table-cell table:style-name="ce26"/>
          <table:table-cell office:value-type="float" office:value="2" table:style-name="ce25">
            <text:p>2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NU_POSICAO</text:p>
          </table:table-cell>
          <table:table-cell office:value-type="string" table:style-name="ce26">
            <text:p>Posição do item no Bloco.</text:p>
          </table:table-cell>
          <table:table-cell table:style-name="ce26"/>
          <table:table-cell office:value-type="float" office:value="2" table:style-name="ce25">
            <text:p>2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_ITEM</text:p>
          </table:table-cell>
          <table:table-cell office:value-type="string" table:style-name="ce12">
            <text:p>Código do item</text:p>
          </table:table-cell>
          <table:table-cell table:style-name="ce13"/>
          <table:table-cell office:value-type="float" office:value="6" table:style-name="ce27">
            <text:p>6</text:p>
          </table:table-cell>
          <table:table-cell office:value-type="string" table:style-name="ce11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TP_SERIE</text:p>
          </table:table-cell>
          <table:table-cell office:value-type="string" table:style-name="ce8">
            <text:p>Ano Escolar</text:p>
          </table:table-cell>
          <table:table-cell office:value-type="string" table:style-name="ce10">
            <text:p>2 - 2º ano do Ensino Fundamental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4">
            <text:p>TP_DISCIPLINA</text:p>
          </table:table-cell>
          <table:table-cell office:value-type="string" table:style-name="ce12">
            <text:p>Indica a disciplina a que corresponde o item</text:p>
          </table:table-cell>
          <table:table-cell office:value-type="string" table:style-name="ce9">
            <text:p>1 - Língua Portuguesa (LP)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NU_DESCRITOR_HABILIDADE</text:p>
          </table:table-cell>
          <table:table-cell office:value-type="string" table:style-name="ce12">
            <text:p>Identificador do descritor do item</text:p>
          </table:table-cell>
          <table:table-cell table:style-name="ce13"/>
          <table:table-cell office:value-type="float" office:value="5" table:style-name="ce11">
            <text:p>5</text:p>
          </table:table-cell>
          <table:table-cell office:value-type="string" table:style-name="ce11">
            <text:p>Alfanumérica</text:p>
          </table:table-cell>
          <table:table-cell table:number-columns-repeated="16379"/>
        </table:table-row>
        <table:table-row table:style-name="ro3">
          <table:table-cell office:value-type="string" table:style-name="ce28">
            <text:p>DS_GABARITO</text:p>
          </table:table-cell>
          <table:table-cell office:value-type="string" table:style-name="ce13">
            <text:p>Gabarito do Item</text:p>
          </table:table-cell>
          <table:table-cell office:value-type="string" table:style-name="ce13">
            <text:p>A, B, C, D ,E<text:s/></text:p>
            <text:p>X - <text:s/>(item anulado ou abandonado na análise psicométrica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lfanumérica</text:p>
          </table:table-cell>
          <table:table-cell table:number-columns-repeated="16379"/>
        </table:table-row>
        <table:table-row table:style-name="ro12">
          <table:table-cell office:value-type="string" table:style-name="ce29">
            <text:p>TP_RESPOSTA_ITEM</text:p>
          </table:table-cell>
          <table:table-cell office:value-type="string" table:style-name="ce31">
            <text:p>Tipo de resposta esperada para o Item</text:p>
          </table:table-cell>
          <table:table-cell office:value-type="string" table:style-name="ce15">
            <text:p>1 - Produção Textual;</text:p>
            <text:p>2 - Resposta Construída;</text:p>
            <text:p>3 - Resposta Objetiva;</text:p>
            <text:p>4 - Resposta Construída com Quesito.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Numérica</text:p>
          </table:table-cell>
          <table:table-cell table:number-columns-repeated="16379"/>
        </table:table-row>
        <table:table-row table:style-name="ro3">
          <table:table-cell office:value-type="string" table:style-name="ce32">
            <text:p>TP_MODELO_TRI</text:p>
          </table:table-cell>
          <table:table-cell office:value-type="string" table:style-name="ce17">
            <text:p>Modelos da Teoria de Resposta ao Item</text:p>
          </table:table-cell>
          <table:table-cell office:value-type="string" table:style-name="ce17">
            <text:p>1 - M2PL: Modelo logístico de 2 parâmetros;</text:p>
            <text:p>2 - M3PL: Modelo Logístico de 3 parâmetros;</text:p>
            <text:p>3 - MRG: Modelo de resposta gradual;</text:p>
            <text:p>4 - M3P: modelo normal de 3 parâmetros.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Numérica</text:p>
          </table:table-cell>
          <table:table-cell table:number-columns-repeated="16379"/>
        </table:table-row>
        <table:table-row table:style-name="ro3">
          <table:table-cell office:value-type="string" table:style-name="ce28">
            <text:p>NU_PARAM_A</text:p>
          </table:table-cell>
          <table:table-cell office:value-type="string" table:style-name="ce13">
            <text:p>Parâmetro de discriminação: é o poder de discriminação do item para diferenciar os participantes que dominam dos participantes que não dominam a habilidade avaliada.</text:p>
          </table:table-cell>
          <table:table-cell table:style-name="ce13"/>
          <table:table-cell office:value-type="float" office:value="8" table:style-name="ce14">
            <text:p>8</text:p>
          </table:table-cell>
          <table:table-cell office:value-type="string" table:style-name="ce16">
            <text:p>Numérica</text:p>
          </table:table-cell>
          <table:table-cell table:number-columns-repeated="16379"/>
        </table:table-row>
        <table:table-row table:style-name="ro13">
          <table:table-cell office:value-type="string" table:style-name="ce28">
            <text:p>NU_PARAM_B</text:p>
          </table:table-cell>
          <table:table-cell office:value-type="string" table:style-name="ce12">
            <text:p>Parâmetro de dificuldade: associado à dificuldade do item, sendo que quanto maior seu valor, mais difícil é o item.</text:p>
          </table:table-cell>
          <table:table-cell table:style-name="ce13"/>
          <table:table-cell office:value-type="float" office:value="8" table:style-name="ce14">
            <text:p>8</text:p>
          </table:table-cell>
          <table:table-cell office:value-type="string" table:style-name="ce16">
            <text:p>Numérica</text:p>
          </table:table-cell>
          <table:table-cell table:number-columns-repeated="16379"/>
        </table:table-row>
        <table:table-row table:style-name="ro13">
          <table:table-cell office:value-type="string" table:style-name="ce28">
            <text:p>NU_PARAM_C</text:p>
          </table:table-cell>
          <table:table-cell office:value-type="string" table:style-name="ce12">
            <text:p>Parâmetro de acerto ao acaso: é a probabilidade de um participante acertar o item não dominando a habilidade exigida.</text:p>
          </table:table-cell>
          <table:table-cell table:style-name="ce13"/>
          <table:table-cell office:value-type="float" office:value="8" table:style-name="ce14">
            <text:p>8</text:p>
          </table:table-cell>
          <table:table-cell office:value-type="string" table:style-name="ce16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NU_PARAM_B1</text:p>
          </table:table-cell>
          <table:table-cell office:value-type="string" table:style-name="ce13">
            <text:p>Parâmetro de dificuldade da transição entre as categorias de “erro” e <text:s/>“acerto parcial”.</text:p>
          </table:table-cell>
          <table:table-cell table:style-name="ce13"/>
          <table:table-cell office:value-type="float" office:value="8" table:style-name="ce14">
            <text:p>8</text:p>
          </table:table-cell>
          <table:table-cell office:value-type="string" table:style-name="ce16">
            <text:p>Numérica</text:p>
          </table:table-cell>
          <table:table-cell table:number-columns-repeated="16379"/>
        </table:table-row>
        <table:table-row table:style-name="ro13">
          <table:table-cell office:value-type="string" table:style-name="ce28">
            <text:p>NU_PARAM_B2</text:p>
          </table:table-cell>
          <table:table-cell office:value-type="string" table:style-name="ce20">
            <text:p>Parâmetro de dificuldade da transição entre as categorias de “acerto parcial” e <text:s/>“acerto total”.</text:p>
          </table:table-cell>
          <table:table-cell table:style-name="ce20"/>
          <table:table-cell office:value-type="float" office:value="8" table:style-name="ce19">
            <text:p>8</text:p>
          </table:table-cell>
          <table:table-cell office:value-type="string" table:style-name="ce18">
            <text:p>Numérica</text:p>
          </table:table-cell>
          <table:table-cell table:number-columns-repeated="16379"/>
        </table:table-row>
        <table:table-row table:style-name="ro13">
          <table:table-cell office:value-type="string" table:style-name="ce28">
            <text:p>NU_PARAM_B3</text:p>
          </table:table-cell>
          <table:table-cell office:value-type="string" table:style-name="ce5">
            <text:p>Parâmetro de dificuldade da transição entre as categorias de “acerto parcial” e <text:s/>“acerto total”.</text:p>
          </table:table-cell>
          <table:table-cell table:style-name="ce5"/>
          <table:table-cell office:value-type="float" office:value="8" table:style-name="ce4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13">
          <table:table-cell office:value-type="string" table:style-name="ce28">
            <text:p>NU_PARAM_B4</text:p>
          </table:table-cell>
          <table:table-cell office:value-type="string" table:style-name="ce5">
            <text:p>Parâmetro de dificuldade da transição entre as categorias de “acerto parcial” e <text:s/>“acerto total”.</text:p>
          </table:table-cell>
          <table:table-cell table:style-name="ce5"/>
          <table:table-cell office:value-type="float" office:value="8" table:style-name="ce4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6">
          <table:table-cell office:value-type="string" table:style-name="ce24">
            <text:p>IN_ITEM_COMUM</text:p>
          </table:table-cell>
          <table:table-cell office:value-type="string" table:style-name="ce23">
            <text:p>Indica se é um item comum com a avaliação do SAEB</text:p>
          </table:table-cell>
          <table:table-cell office:value-type="string" table:style-name="ce13">
            <text:p>0 - Não;</text:p>
            <text:p>1 - Sim.</text:p>
          </table:table-cell>
          <table:table-cell office:value-type="float" office:value="1" table:style-name="ce14">
            <text:p>1</text:p>
          </table:table-cell>
          <table:table-cell office:value-type="string" table:style-name="ce23">
            <text:p>Numérica</text:p>
          </table:table-cell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TS_ESTADO" table:style-name="ta2"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6" table:default-cell-style-name="ce38"/>
        <table:table-column table:style-name="co16" table:default-cell-style-name="ce38"/>
        <table:table-column table:style-name="co6" table:number-columns-repeated="16379" table:default-cell-style-name="ce38"/>
        <table:table-row table:style-name="ro14">
          <table:table-cell office:value-type="string" table:number-columns-spanned="5" table:number-rows-spanned="1" table:style-name="ce46">
            <text:p>TS_ESTADO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style-name="ce2">
            <text:p>Variável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riáveis Categóricas</text:p>
          </table:table-cell>
          <table:table-cell office:value-type="string" table:style-name="ce2">
            <text:p>Tamanho</text:p>
          </table:table-cell>
          <table:table-cell office:value-type="string" table:style-name="ce2">
            <text:p>Tipo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U_ANO_AVALIACAO</text:p>
          </table:table-cell>
          <table:table-cell office:value-type="string" table:style-name="ce5">
            <text:p>Ano de aplicação da avaliação estadual</text:p>
          </table:table-cell>
          <table:table-cell office:value-type="float" office:value="2023" table:style-name="ce5">
            <text:p>20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2">
            <text:p>CO_UF</text:p>
          </table:table-cell>
          <table:table-cell office:value-type="string" table:style-name="ce12">
            <text:p>Código da Unidade da Federação</text:p>
          </table:table-cell>
          <table:table-cell table:style-name="ce26"/>
          <table:table-cell office:value-type="float" office:value="2" table:style-name="ce4">
            <text:p>2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2">
          <table:table-cell office:value-type="string" table:style-name="ce22">
            <text:p>SG_UF</text:p>
          </table:table-cell>
          <table:table-cell office:value-type="string" table:style-name="ce12">
            <text:p>Sigla da Unidade da Federação</text:p>
          </table:table-cell>
          <table:table-cell table:style-name="ce26"/>
          <table:table-cell office:value-type="float" office:value="2" table:style-name="ce4">
            <text:p>2</text:p>
          </table:table-cell>
          <table:table-cell office:value-type="string" table:style-name="ce4">
            <text:p>Alfanuméric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P_SERIE</text:p>
          </table:table-cell>
          <table:table-cell office:value-type="string" table:style-name="ce5">
            <text:p>Ano Escolar</text:p>
          </table:table-cell>
          <table:table-cell office:value-type="string" table:style-name="ce10">
            <text:p>2 - 2º ano do Ensino Fundamenta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15">
          <table:table-cell office:value-type="string" table:style-name="ce24">
            <text:p>ID_TIPO_REDE</text:p>
          </table:table-cell>
          <table:table-cell office:value-type="string" table:style-name="ce26">
            <text:p>Rede de ensino avaliada para construção do resultado</text:p>
          </table:table-cell>
          <table:table-cell office:value-type="string" table:style-name="ce12">
            <text:p>0 - Total <text:s/>(Federal, Estadual, Municipal e Privada);</text:p>
            <text:p>1 - Federal;</text:p>
            <text:p>2 - Estadual;</text:p>
            <text:p>3 - Municipal;</text:p>
            <text:p>4 - Privada;</text:p>
            <text:p>5 - Pública (Estadual e Municipal);</text:p>
            <text:p>6 - Pública (Federal, Estadual e Municipal).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Numérica</text:p>
          </table:table-cell>
          <table:table-cell table:number-columns-repeated="16379"/>
        </table:table-row>
        <table:table-row table:style-name="ro16">
          <table:table-cell office:value-type="string" table:style-name="ce24">
            <text:p>PC_ALUNO_ALFABETIZADO</text:p>
          </table:table-cell>
          <table:table-cell office:value-type="string" table:style-name="ce12">
            <text:p>Percentual dos alunos avalados na UF que foram considerados, mediante o resultado da avaliação estadual, como alfabetizados. Será considerado alfabetizado o aluno que atingir a proficiência maior ou igual a 743, na escala do SAEB para o 2º ano do ensino fundamental, na prova de Língua Portuguesa (LP).<text:s/></text:p>
          </table:table-cell>
          <table:table-cell table:style-name="ce26"/>
          <table:table-cell office:value-type="float" office:value="5" table:style-name="ce25">
            <text:p>5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style-name="ro3">
          <table:table-cell office:value-type="string" table:style-name="ce24">
            <text:p>VL_MEDIA_LP</text:p>
          </table:table-cell>
          <table:table-cell office:value-type="string" table:style-name="ce12">
            <text:p>Média ponderada da UF na avaliação estadual na disciplina Língua Portuguesa (LP) equalizada com o SAEB. Os pesos dos alunos deverão ser utilizados para o cálculo da média.</text:p>
          </table:table-cell>
          <table:table-cell table:style-name="ce26"/>
          <table:table-cell office:value-type="float" office:value="8" table:style-name="ce25">
            <text:p>8</text:p>
          </table:table-cell>
          <table:table-cell office:value-type="string" table:style-name="ce4">
            <text:p>Numérica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Giordano Alan Barbosa Sereno</meta:initial-creator>
    <dc:creator>Giordano Alan Barbosa Sereno</dc:creator>
    <meta:creation-date>2025-03-13T16:43:07Z</meta:creation-date>
    <dc:date>2025-04-02T15:56:58Z</dc:date>
  </office:meta>
</office:document-meta>
</file>